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6a2" officeooo:paragraph-rsid="001266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 for fantasy hockey models: </text:p>
      <text:p text:style-name="P1">A. Overall ML model that each day spits out the optimal lineup given a finite list of players </text:p>
      <text:p text:style-name="P1"><text:tab/>Output: best predicted lineup for each day </text:p>
      <text:p text:style-name="P1"><text:tab/>Training data: optimal lineup for that day (historically) if you had all players</text:p>
      <text:p text:style-name="P1">B. Outside of players on one's own bench, scours the waver wire for pickups/proposes trades </text:p>
      <text:p text:style-name="P1"><text:tab/>Output: evaluation of own bench vs. free agents (this could be simple comparisons or more <text:tab/>involved)</text:p>
      <text:p text:style-name="P1">C. Draft ranking system that simulates season expected point totals</text:p>
      <text:p text:style-name="P1"><text:tab/>Monte carlo simulation for season, month, weekly success</text:p>
      <text:p text:style-name="P1"/>
      <text:p text:style-name="P1">Floating Ideas</text:p>
      <text:p text:style-name="P1">- empirical bayes for stats like next expected goal</text:p>
      <text:p text:style-name="P1">- web scrapes for multiple sources (scout injury, suspension, goalie starts, rankings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21:10:36.693510444</meta:creation-date>
    <dc:date>2016-05-05T20:16:14.292359951</dc:date>
    <meta:editing-duration>P13DT22H50M27S</meta:editing-duration>
    <meta:editing-cycles>1</meta:editing-cycles>
    <meta:document-statistic meta:table-count="0" meta:image-count="0" meta:object-count="0" meta:page-count="1" meta:paragraph-count="11" meta:word-count="115" meta:character-count="720" meta:non-whitespace-character-count="607"/>
    <meta:generator>LibreOffice/4.2.8.2$Linux_X86_64 LibreOffice_project/420m0$Build-2</meta:generator>
  </office:meta>
</office:document-meta>
</file>